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95" table:number-columns-repeated="974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4" table:style-name="ce96" office:value-type="string" calcext:value-type="string">
            <text:p>m</text:p>
          </table:table-cell>
          <table:table-cell table:style-name="ce96" office:value-type="string" calcext:value-type="string">
            <text:p>m/s</text:p>
          </table:table-cell>
          <table:table-cell table:style-name="ce96" office:value-type="string" calcext:value-type="string">
            <text:p>m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d</text:p>
          </table:table-cell>
          <table:table-cell table:style-name="ce101" office:value-type="string" calcext:value-type="string">
            <text:p>gc/mL</text:p>
          </table:table-cell>
          <table:table-cell table:style-name="ce96" office:value-type="string" calcext:value-type="string">
            <text:p>M</text:p>
          </table:table-cell>
          <table:table-cell table:number-columns-repeated="3" table:style-name="ce96" office:value-type="string" calcext:value-type="string">
            <text:p>1/s</text:p>
          </table:table-cell>
          <table:table-cell table:style-name="ce135" office:value-type="string" calcext:value-type="string">
            <text:p>1/s</text:p>
          </table:table-cell>
          <table:table-cell table:style-name="ce96" table:number-columns-repeated="974"/>
        </table:table-row>
        <table:table-row table:style-name="ro3">
          <table:table-cell table:style-name="ce97" office:value-type="string" calcext:value-type="string">
            <text:p>GravelOnSand_Public_1</text:p>
          </table:table-cell>
          <table:table-cell table:style-name="ce102" office:value-type="float" office:value="10" calcext:value-type="float">
            <text:p>1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3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3]/[.F3]" office:value-type="float" office:value="0.000000001" calcext:value-type="float">
            <text:p>1.00E-09</text:p>
          </table:table-cell>
          <table:table-cell table:style-name="ce102" office:value-type="float" office:value="30" calcext:value-type="float">
            <text:p>3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1" calcext:value-type="float">
            <text:p>1.00E-10</text:p>
          </table:table-cell>
          <table:table-cell table:style-name="ce122" table:formula="of:=[.J3]" office:value-type="float" office:value="0.0000000001" calcext:value-type="float">
            <text:p>1.00E-10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3]/[.L3]" office:value-type="float" office:value="0.00000000001" calcext:value-type="float">
            <text:p>1.00E-11</text:p>
          </table:table-cell>
          <table:table-cell table:style-name="ce102" table:formula="of:=[.B3]+[.H3]" office:value-type="float" office:value="40" calcext:value-type="float">
            <text:p>40</text:p>
          </table:table-cell>
          <table:table-cell table:style-name="ce108" table:formula="of:=[.H3]" office:value-type="float" office:value="30" calcext:value-type="float">
            <text:p>3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3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3]*[.AO3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3]" office:value-type="float" office:value="6.08553307234793" calcext:value-type="float">
            <text:p>6.09</text:p>
          </table:table-cell>
          <table:table-cell table:style-name="ce106" table:formula="of:=[.T3]" office:value-type="float" office:value="0.3" calcext:value-type="float">
            <text:p>0.30</text:p>
          </table:table-cell>
          <table:table-cell table:style-name="ce108" table:formula="of:=[.U3]" office:value-type="float" office:value="40" calcext:value-type="float">
            <text:p>40</text:p>
          </table:table-cell>
          <table:table-cell table:style-name="ce106" table:formula="of:=[.S3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3]+[.AB3]&lt;[.P3];[.AM3]+[.AB3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3]+[.AD3]" office:value-type="float" office:value="601" calcext:value-type="float">
            <text:p>601</text:p>
          </table:table-cell>
          <table:table-cell table:style-name="ce144" table:formula="of:=ROUND([.P3]/2-([.P3]/2)/3)" office:value-type="float" office:value="267" calcext:value-type="float">
            <text:p>267</text:p>
          </table:table-cell>
          <table:table-cell table:style-name="ce144" table:formula="of:=ROUND([.P3]/2+([.P3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3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3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3]/(PI()*[.AN3]*([.AK3]-[.AL3])))/86400" office:value-type="float" office:value="0.000760691634043492" calcext:value-type="float">
            <text:p>7.61E-04</text:p>
          </table:table-cell>
          <table:table-cell table:style-name="ce108" table:formula="of:=AVERAGE([.AL3];[.AK3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Public_2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4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4]/[.F4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4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4]/[.L4]" office:value-type="float" office:value="0.000000001" calcext:value-type="float">
            <text:p>1.00E-09</text:p>
          </table:table-cell>
          <table:table-cell table:style-name="ce103" table:formula="of:=[.B4]+[.H4]" office:value-type="float" office:value="40" calcext:value-type="float">
            <text:p>40</text:p>
          </table:table-cell>
          <table:table-cell table:style-name="ce107" table:formula="of:=[.H4]" office:value-type="float" office:value="10" calcext:value-type="float">
            <text:p>1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4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4]*[.AO4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4]" office:value-type="float" office:value="6.08553307234793" calcext:value-type="float">
            <text:p>6.09</text:p>
          </table:table-cell>
          <table:table-cell table:style-name="ce126" table:formula="of:=[.T4]" office:value-type="float" office:value="0.3" calcext:value-type="float">
            <text:p>0.30</text:p>
          </table:table-cell>
          <table:table-cell table:style-name="ce107" table:formula="of:=[.U4]" office:value-type="float" office:value="40" calcext:value-type="float">
            <text:p>40</text:p>
          </table:table-cell>
          <table:table-cell table:style-name="ce126" table:formula="of:=[.S4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4]+[.AB4]&lt;[.P4];[.AM4]+[.AB4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4]+[.AD4]" office:value-type="float" office:value="601" calcext:value-type="float">
            <text:p>601</text:p>
          </table:table-cell>
          <table:table-cell table:style-name="ce107" table:formula="of:=ROUND([.P4]/2-([.P4]/2)/3)" office:value-type="float" office:value="267" calcext:value-type="float">
            <text:p>267</text:p>
          </table:table-cell>
          <table:table-cell table:style-name="ce107" table:formula="of:=ROUND([.P4]/2+([.P4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4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4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4]/(PI()*[.AN4]*([.AK4]-[.AL4])))/86400" office:value-type="float" office:value="0.000760691634043492" calcext:value-type="float">
            <text:p>7.61E-04</text:p>
          </table:table-cell>
          <table:table-cell table:style-name="ce107" table:formula="of:=AVERAGE([.AL4];[.AK4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Gravel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5]/[.F5]" office:value-type="float" office:value="0.000000001" calcext:value-type="float">
            <text:p>1.00E-09</text:p>
          </table:table-cell>
          <table:table-cell table:style-name="ce102" office:value-type="float" office:value="20" calcext:value-type="float">
            <text:p>2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J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5]/[.L5]" office:value-type="float" office:value="0.000000001" calcext:value-type="float">
            <text:p>1.00E-09</text:p>
          </table:table-cell>
          <table:table-cell table:style-name="ce102" table:formula="of:=[.B5]+[.H5]" office:value-type="float" office:value="40" calcext:value-type="float">
            <text:p>40</text:p>
          </table:table-cell>
          <table:table-cell table:style-name="ce108" table:formula="of:=[.H5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5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5]*[.AO5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5]" office:value-type="float" office:value="6.08553307234793" calcext:value-type="float">
            <text:p>6.09</text:p>
          </table:table-cell>
          <table:table-cell table:style-name="ce106" table:formula="of:=[.T5]" office:value-type="float" office:value="0.3" calcext:value-type="float">
            <text:p>0.30</text:p>
          </table:table-cell>
          <table:table-cell table:style-name="ce108" table:formula="of:=[.U5]" office:value-type="float" office:value="40" calcext:value-type="float">
            <text:p>40</text:p>
          </table:table-cell>
          <table:table-cell table:style-name="ce106" table:formula="of:=[.S5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5]+[.AB5]&lt;[.P5];[.AM5]+[.AB5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5]+[.AD5]" office:value-type="float" office:value="601" calcext:value-type="float">
            <text:p>601</text:p>
          </table:table-cell>
          <table:table-cell table:style-name="ce108" table:formula="of:=ROUND([.P5]/2-([.P5]/2)/3)" office:value-type="float" office:value="267" calcext:value-type="float">
            <text:p>267</text:p>
          </table:table-cell>
          <table:table-cell table:style-name="ce108" table:formula="of:=ROUND([.P5]/2+([.P5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5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5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5]/(PI()*[.AN5]*([.AK5]-[.AL5])))/86400" office:value-type="float" office:value="0.000760691634043492" calcext:value-type="float">
            <text:p>7.61E-04</text:p>
          </table:table-cell>
          <table:table-cell table:style-name="ce108" table:formula="of:=AVERAGE([.AL5];[.AK5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Public</text:p>
          </table:table-cell>
          <table:table-cell table:style-name="ce103" office:value-type="float" office:value="20" calcext:value-type="float">
            <text:p>2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6]/[.F6]" office:value-type="float" office:value="0.00000000001" calcext:value-type="float">
            <text:p>1.00E-11</text:p>
          </table:table-cell>
          <table:table-cell table:style-name="ce103" office:value-type="float" office:value="20" calcext:value-type="float">
            <text:p>2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6]/[.L6]" office:value-type="float" office:value="0.00000000001" calcext:value-type="float">
            <text:p>1.00E-11</text:p>
          </table:table-cell>
          <table:table-cell table:style-name="ce103" table:formula="of:=[.B6]+[.H6]" office:value-type="float" office:value="40" calcext:value-type="float">
            <text:p>40</text:p>
          </table:table-cell>
          <table:table-cell table:style-name="ce107" table:formula="of:=[.H6]" office:value-type="float" office:value="20" calcext:value-type="float">
            <text:p>2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6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6]*[.AO6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6]" office:value-type="float" office:value="6.08553307234793" calcext:value-type="float">
            <text:p>6.09</text:p>
          </table:table-cell>
          <table:table-cell table:style-name="ce126" table:formula="of:=[.T6]" office:value-type="float" office:value="0.3" calcext:value-type="float">
            <text:p>0.30</text:p>
          </table:table-cell>
          <table:table-cell table:style-name="ce107" table:formula="of:=[.U6]" office:value-type="float" office:value="40" calcext:value-type="float">
            <text:p>40</text:p>
          </table:table-cell>
          <table:table-cell table:style-name="ce126" table:formula="of:=[.S6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6]+[.AB6]&lt;[.P6];[.AM6]+[.AB6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6]+[.AD6]" office:value-type="float" office:value="601" calcext:value-type="float">
            <text:p>601</text:p>
          </table:table-cell>
          <table:table-cell table:style-name="ce107" table:formula="of:=ROUND([.P6]/2-([.P6]/2)/3)" office:value-type="float" office:value="267" calcext:value-type="float">
            <text:p>267</text:p>
          </table:table-cell>
          <table:table-cell table:style-name="ce107" table:formula="of:=ROUND([.P6]/2+([.P6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6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6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6]/(PI()*[.AN6]*([.AK6]-[.AL6])))/86400" office:value-type="float" office:value="0.000760691634043492" calcext:value-type="float">
            <text:p>7.61E-04</text:p>
          </table:table-cell>
          <table:table-cell table:style-name="ce107" table:formula="of:=AVERAGE([.AL6];[.AK6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Low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D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7]/[.F7]" office:value-type="float" office:value="0.000000000001" calcext:value-type="float">
            <text:p>1.00E-12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J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7]/[.L7]" office:value-type="float" office:value="0.000000000001" calcext:value-type="float">
            <text:p>1.00E-12</text:p>
          </table:table-cell>
          <table:table-cell table:style-name="ce102" table:formula="of:=[.B7]+[.H7]" office:value-type="float" office:value="40" calcext:value-type="float">
            <text:p>40</text:p>
          </table:table-cell>
          <table:table-cell table:style-name="ce108" table:formula="of:=[.H7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7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7]*[.AO7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7]" office:value-type="float" office:value="6.08553307234793" calcext:value-type="float">
            <text:p>6.09</text:p>
          </table:table-cell>
          <table:table-cell table:style-name="ce106" table:formula="of:=[.T7]" office:value-type="float" office:value="0.3" calcext:value-type="float">
            <text:p>0.30</text:p>
          </table:table-cell>
          <table:table-cell table:style-name="ce108" table:formula="of:=[.U7]" office:value-type="float" office:value="40" calcext:value-type="float">
            <text:p>40</text:p>
          </table:table-cell>
          <table:table-cell table:style-name="ce106" table:formula="of:=[.S7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7]+[.AB7]&lt;[.P7];[.AM7]+[.AB7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7]+[.AD7]" office:value-type="float" office:value="601" calcext:value-type="float">
            <text:p>601</text:p>
          </table:table-cell>
          <table:table-cell table:style-name="ce108" table:formula="of:=ROUND([.P7]/2-([.P7]/2)/3)" office:value-type="float" office:value="267" calcext:value-type="float">
            <text:p>267</text:p>
          </table:table-cell>
          <table:table-cell table:style-name="ce108" table:formula="of:=ROUND([.P7]/2+([.P7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7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7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7]/(PI()*[.AN7]*([.AK7]-[.AL7])))/86400" office:value-type="float" office:value="0.000760691634043492" calcext:value-type="float">
            <text:p>7.61E-04</text:p>
          </table:table-cell>
          <table:table-cell table:style-name="ce108" table:formula="of:=AVERAGE([.AL7];[.AK7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OnSand_Domestic_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8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8]/[.F8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8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8]/[.L8]" office:value-type="float" office:value="0.00000000001" calcext:value-type="float">
            <text:p>1.00E-11</text:p>
          </table:table-cell>
          <table:table-cell table:style-name="ce104" table:formula="of:=[.B8]+[.H8]" office:value-type="float" office:value="20" calcext:value-type="float">
            <text:p>20</text:p>
          </table:table-cell>
          <table:table-cell table:style-name="ce121" table:formula="of:=[.H8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8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8]*[.AO8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8]" office:value-type="float" office:value="3.08901153793031" calcext:value-type="float">
            <text:p>3.09</text:p>
          </table:table-cell>
          <table:table-cell table:style-name="ce127" table:formula="of:=[.T8]" office:value-type="float" office:value="0.3" calcext:value-type="float">
            <text:p>0.30</text:p>
          </table:table-cell>
          <table:table-cell table:style-name="ce121" table:formula="of:=[.U8]" office:value-type="float" office:value="40" calcext:value-type="float">
            <text:p>40</text:p>
          </table:table-cell>
          <table:table-cell table:style-name="ce127" table:formula="of:=[.S8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8]+[.AB8]&lt;[.P8];[.AM8]+[.AB8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8]+[.AD8]" office:value-type="float" office:value="191" calcext:value-type="float">
            <text:p>191</text:p>
          </table:table-cell>
          <table:table-cell table:style-name="ce121" table:formula="of:=ROUND([.P8]/2-([.P8]/2)/3)" office:value-type="float" office:value="100" calcext:value-type="float">
            <text:p>100</text:p>
          </table:table-cell>
          <table:table-cell table:style-name="ce121" table:formula="of:=ROUND([.P8]/2+([.P8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8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8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8]/(PI()*[.AN8]*([.AK8]-[.AL8])))/86400" office:value-type="float" office:value="0.0000411868205057374" calcext:value-type="float">
            <text:p>4.12E-05</text:p>
          </table:table-cell>
          <table:table-cell table:style-name="ce121" table:formula="of:=AVERAGE([.AL8];[.AK8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Domestic_2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9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9]/[.F9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9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9]/[.L9]" office:value-type="float" office:value="0.000000001" calcext:value-type="float">
            <text:p>1.00E-09</text:p>
          </table:table-cell>
          <table:table-cell table:style-name="ce103" table:formula="of:=[.B9]+[.H9]" office:value-type="float" office:value="20" calcext:value-type="float">
            <text:p>20</text:p>
          </table:table-cell>
          <table:table-cell table:style-name="ce107" table:formula="of:=[.H9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9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9]*[.AO9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9]" office:value-type="float" office:value="3.08901153793031" calcext:value-type="float">
            <text:p>3.09</text:p>
          </table:table-cell>
          <table:table-cell table:style-name="ce126" table:formula="of:=[.T9]" office:value-type="float" office:value="0.3" calcext:value-type="float">
            <text:p>0.30</text:p>
          </table:table-cell>
          <table:table-cell table:style-name="ce107" table:formula="of:=[.U9]" office:value-type="float" office:value="40" calcext:value-type="float">
            <text:p>40</text:p>
          </table:table-cell>
          <table:table-cell table:style-name="ce126" table:formula="of:=[.S9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9]+[.AB9]&lt;[.P9];[.AM9]+[.AB9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9]+[.AD9]" office:value-type="float" office:value="191" calcext:value-type="float">
            <text:p>191</text:p>
          </table:table-cell>
          <table:table-cell table:style-name="ce107" table:formula="of:=ROUND([.P9]/2-([.P9]/2)/3)" office:value-type="float" office:value="100" calcext:value-type="float">
            <text:p>100</text:p>
          </table:table-cell>
          <table:table-cell table:style-name="ce107" table:formula="of:=ROUND([.P9]/2+([.P9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9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9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9]/(PI()*[.AN9]*([.AK9]-[.AL9])))/86400" office:value-type="float" office:value="0.0000411868205057374" calcext:value-type="float">
            <text:p>4.12E-05</text:p>
          </table:table-cell>
          <table:table-cell table:style-name="ce107" table:formula="of:=AVERAGE([.AL9];[.AK9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0]/[.F10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J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0]/[.L10]" office:value-type="float" office:value="0.000000001" calcext:value-type="float">
            <text:p>1.00E-09</text:p>
          </table:table-cell>
          <table:table-cell table:style-name="ce104" table:formula="of:=[.B10]+[.H10]" office:value-type="float" office:value="20" calcext:value-type="float">
            <text:p>20</text:p>
          </table:table-cell>
          <table:table-cell table:style-name="ce121" table:formula="of:=[.H10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0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0]*[.AO10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0]" office:value-type="float" office:value="3.08901153793031" calcext:value-type="float">
            <text:p>3.09</text:p>
          </table:table-cell>
          <table:table-cell table:style-name="ce127" table:formula="of:=[.T10]" office:value-type="float" office:value="0.3" calcext:value-type="float">
            <text:p>0.30</text:p>
          </table:table-cell>
          <table:table-cell table:style-name="ce121" table:formula="of:=[.U10]" office:value-type="float" office:value="40" calcext:value-type="float">
            <text:p>40</text:p>
          </table:table-cell>
          <table:table-cell table:style-name="ce127" table:formula="of:=[.S10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0]+[.AB10]&lt;[.P10];[.AM10]+[.AB10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0]+[.AD10]" office:value-type="float" office:value="191" calcext:value-type="float">
            <text:p>191</text:p>
          </table:table-cell>
          <table:table-cell table:style-name="ce121" table:formula="of:=ROUND([.P10]/2-([.P10]/2)/3)" office:value-type="float" office:value="100" calcext:value-type="float">
            <text:p>100</text:p>
          </table:table-cell>
          <table:table-cell table:style-name="ce121" table:formula="of:=ROUND([.P10]/2+([.P10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0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0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0]/(PI()*[.AN10]*([.AK10]-[.AL10])))/86400" office:value-type="float" office:value="0.0000411868205057374" calcext:value-type="float">
            <text:p>4.12E-05</text:p>
          </table:table-cell>
          <table:table-cell table:style-name="ce121" table:formula="of:=AVERAGE([.AL10];[.AK10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Domesti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11]/[.F11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11]/[.L11]" office:value-type="float" office:value="0.00000000001" calcext:value-type="float">
            <text:p>1.00E-11</text:p>
          </table:table-cell>
          <table:table-cell table:style-name="ce103" table:formula="of:=[.B11]+[.H11]" office:value-type="float" office:value="20" calcext:value-type="float">
            <text:p>20</text:p>
          </table:table-cell>
          <table:table-cell table:style-name="ce107" table:formula="of:=[.H11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11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11]*[.AO11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11]" office:value-type="float" office:value="3.08901153793031" calcext:value-type="float">
            <text:p>3.09</text:p>
          </table:table-cell>
          <table:table-cell table:style-name="ce126" table:formula="of:=[.T11]" office:value-type="float" office:value="0.3" calcext:value-type="float">
            <text:p>0.30</text:p>
          </table:table-cell>
          <table:table-cell table:style-name="ce107" table:formula="of:=[.U11]" office:value-type="float" office:value="40" calcext:value-type="float">
            <text:p>40</text:p>
          </table:table-cell>
          <table:table-cell table:style-name="ce126" table:formula="of:=[.S11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11]+[.AB11]&lt;[.P11];[.AM11]+[.AB11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11]+[.AD11]" office:value-type="float" office:value="191" calcext:value-type="float">
            <text:p>191</text:p>
          </table:table-cell>
          <table:table-cell table:style-name="ce107" table:formula="of:=ROUND([.P11]/2-([.P11]/2)/3)" office:value-type="float" office:value="100" calcext:value-type="float">
            <text:p>100</text:p>
          </table:table-cell>
          <table:table-cell table:style-name="ce107" table:formula="of:=ROUND([.P11]/2+([.P11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11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11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11]/(PI()*[.AN11]*([.AK11]-[.AL11])))/86400" office:value-type="float" office:value="0.0000411868205057374" calcext:value-type="float">
            <text:p>4.12E-05</text:p>
          </table:table-cell>
          <table:table-cell table:style-name="ce107" table:formula="of:=AVERAGE([.AL11];[.AK11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Low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D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2]/[.F12]" office:value-type="float" office:value="0.0000000000001" calcext:value-type="float">
            <text:p>1.00E-13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J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2]/[.L12]" office:value-type="float" office:value="0.0000000000001" calcext:value-type="float">
            <text:p>1.00E-13</text:p>
          </table:table-cell>
          <table:table-cell table:style-name="ce104" table:formula="of:=[.B12]+[.H12]" office:value-type="float" office:value="20" calcext:value-type="float">
            <text:p>20</text:p>
          </table:table-cell>
          <table:table-cell table:style-name="ce121" table:formula="of:=[.H12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2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2]*[.AO12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2]" office:value-type="float" office:value="3.08901153793031" calcext:value-type="float">
            <text:p>3.09</text:p>
          </table:table-cell>
          <table:table-cell table:style-name="ce127" table:formula="of:=[.T12]" office:value-type="float" office:value="0.3" calcext:value-type="float">
            <text:p>0.30</text:p>
          </table:table-cell>
          <table:table-cell table:style-name="ce121" table:formula="of:=[.U12]" office:value-type="float" office:value="40" calcext:value-type="float">
            <text:p>40</text:p>
          </table:table-cell>
          <table:table-cell table:style-name="ce127" table:formula="of:=[.S12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2]+[.AB12]&lt;[.P12];[.AM12]+[.AB12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2]+[.AD12]" office:value-type="float" office:value="191" calcext:value-type="float">
            <text:p>191</text:p>
          </table:table-cell>
          <table:table-cell table:style-name="ce121" table:formula="of:=ROUND([.P12]/2-([.P12]/2)/3)" office:value-type="float" office:value="100" calcext:value-type="float">
            <text:p>100</text:p>
          </table:table-cell>
          <table:table-cell table:style-name="ce121" table:formula="of:=ROUND([.P12]/2+([.P12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2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2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2]/(PI()*[.AN12]*([.AK12]-[.AL12])))/86400" office:value-type="float" office:value="0.0000411868205057374" calcext:value-type="float">
            <text:p>4.12E-05</text:p>
          </table:table-cell>
          <table:table-cell table:style-name="ce121" table:formula="of:=AVERAGE([.AL12];[.AK12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ochasticDecay" table:style-name="ta1">
        <office:forms form:automatic-focus="false" form:apply-design-mode="false"/>
        <table:table-column table:style-name="co4" table:number-columns-repeated="50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341509151188" calcext:value-type="float">
            <text:p>1.273415091511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9366186596782" calcext:value-type="float">
            <text:p>1.9936618659678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501521014786" calcext:value-type="float">
            <text:p>1.1950152101478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14192939638" calcext:value-type="float">
            <text:p>1.542141929396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833461529775" calcext:value-type="float">
            <text:p>1.4183346152977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888527759276" calcext:value-type="float">
            <text:p>1.408885277592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365845818391" calcext:value-type="float">
            <text:p>1.453658458183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84397967902" calcext:value-type="float">
            <text:p>1.1238439796790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636189805884" calcext:value-type="float">
            <text:p>1.636361898058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486341409065" calcext:value-type="float">
            <text:p>2.14863414090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433465805327" calcext:value-type="float">
            <text:p>1.484334658053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2213121888691" calcext:value-type="float">
            <text:p>1.522131218886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070867534698" calcext:value-type="float">
            <text:p>1.59070867534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675439802036" calcext:value-type="float">
            <text:p>1.4867543980203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9462880536316" calcext:value-type="float">
            <text:p>1.7946288053631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5609229784" calcext:value-type="float">
            <text:p>1.12356092297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628177220451" calcext:value-type="float">
            <text:p>1.7862817722045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389709829" calcext:value-type="float">
            <text:p>1.8947838970982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48709725267" calcext:value-type="float">
            <text:p>1.454870972526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952893388566" calcext:value-type="float">
            <text:p>1.6495289338856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7114656777103" calcext:value-type="float">
            <text:p>1.1711465677710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207409914597" calcext:value-type="float">
            <text:p>1.592074099145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0382690160163" calcext:value-type="float">
            <text:p>2.1038269016016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00850511409" calcext:value-type="float">
            <text:p>1.6480085051140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853738659999" calcext:value-type="float">
            <text:p>1.585373865999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2116158421211" calcext:value-type="float">
            <text:p>1.2211615842121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66060836164504" calcext:value-type="float">
            <text:p>8.66060836164504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847134156817" calcext:value-type="float">
            <text:p>1.3984713415681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50680860363411" calcext:value-type="float">
            <text:p>9.50680860363411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6333811985839" calcext:value-type="float">
            <text:p>1.163338119858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08967565952" calcext:value-type="float">
            <text:p>1.39089675659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229181003698" calcext:value-type="float">
            <text:p>1.50229181003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342196043634" calcext:value-type="float">
            <text:p>1.5934219604363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2694881866469" calcext:value-type="float">
            <text:p>1.926948818664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7303878824632" calcext:value-type="float">
            <text:p>1.673038788246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87466461218242" calcext:value-type="float">
            <text:p>8.87466461218242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509357646" calcext:value-type="float">
            <text:p>1.8947850935764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291222617176" calcext:value-type="float">
            <text:p>1.192912226171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962987057059" calcext:value-type="float">
            <text:p>1.5396298705705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745100151307" calcext:value-type="float">
            <text:p>1.5474510015130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5665251853452" calcext:value-type="float">
            <text:p>1.656652518534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2597380760424" calcext:value-type="float">
            <text:p>1.8259738076042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4199603844008" calcext:value-type="float">
            <text:p>1.2419960384400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1501675874895" calcext:value-type="float">
            <text:p>1.61501675874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55797191304" calcext:value-type="float">
            <text:p>1.32557971913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95157461365" calcext:value-type="float">
            <text:p>1.548951574613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3294170427384" calcext:value-type="float">
            <text:p>1.232941704273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97776582797" calcext:value-type="float">
            <text:p>1.329977765827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173791741503" calcext:value-type="float">
            <text:p>8.17379174150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7690515638162" calcext:value-type="float">
            <text:p>1.776905156381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3430682542723" calcext:value-type="float">
            <text:p>1.734306825427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40165126278" calcext:value-type="float">
            <text:p>1.70401651262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403501012373" calcext:value-type="float">
            <text:p>1.714035010123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64781258895" calcext:value-type="float">
            <text:p>1.64864781258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3555013506671" calcext:value-type="float">
            <text:p>1.3355501350667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102219540053" calcext:value-type="float">
            <text:p>1.5410221954005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2518125354868" calcext:value-type="float">
            <text:p>1.42518125354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111062159079" calcext:value-type="float">
            <text:p>1.7111106215907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7949789884204" calcext:value-type="float">
            <text:p>1.079497898842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553199748532" calcext:value-type="float">
            <text:p>1.625531997485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5322629250869" calcext:value-type="float">
            <text:p>1.353226292508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2095443541989" calcext:value-type="float">
            <text:p>2.020954435419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244177258238" calcext:value-type="float">
            <text:p>1.512441772582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31956923239" calcext:value-type="float">
            <text:p>1.63319569232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444382312827" calcext:value-type="float">
            <text:p>1.464443823128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870625722074" calcext:value-type="float">
            <text:p>1.4587062572207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52518920738" calcext:value-type="float">
            <text:p>1.329525189207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919549144093" calcext:value-type="float">
            <text:p>1.5191954914409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413770280152" calcext:value-type="float">
            <text:p>1.634137702801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291293553523" calcext:value-type="float">
            <text:p>1.462912935535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104809636012" calcext:value-type="float">
            <text:p>1.310480963601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96847616921973" calcext:value-type="float">
            <text:p>8.9684761692197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5608673097178" calcext:value-type="float">
            <text:p>1.256086730971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7122093112381" calcext:value-type="float">
            <text:p>1.5712209311238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822286733891" calcext:value-type="float">
            <text:p>1.128222867338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496730119945" calcext:value-type="float">
            <text:p>1.14967301199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97042341521" calcext:value-type="float">
            <text:p>1.419704234152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341291977505" calcext:value-type="float">
            <text:p>1.6834129197750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9246742435427" calcext:value-type="float">
            <text:p>1.692467424354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6476859371345" calcext:value-type="float">
            <text:p>1.364768593713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328220672962" calcext:value-type="float">
            <text:p>1.533282206729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837253401184" calcext:value-type="float">
            <text:p>1.488372534011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25216697078" calcext:value-type="float">
            <text:p>1.542252166970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408269806252" calcext:value-type="float">
            <text:p>1.404082698062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3355121239644" calcext:value-type="float">
            <text:p>2.0335512123964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0416129556395" calcext:value-type="float">
            <text:p>1.004161295563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082858434397" calcext:value-type="float">
            <text:p>1.280828584343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3534182176435" calcext:value-type="float">
            <text:p>1.9353418217643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395695867722" calcext:value-type="float">
            <text:p>1.6239569586772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345901720889" calcext:value-type="float">
            <text:p>1.503459017208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68145441288" calcext:value-type="float">
            <text:p>1.548681454412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519696000868" calcext:value-type="float">
            <text:p>1.27519696000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971192015684" calcext:value-type="float">
            <text:p>1.289711920156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6446007527692" calcext:value-type="float">
            <text:p>2.0644600752769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380275432073" calcext:value-type="float">
            <text:p>1.703802754320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055815465976" calcext:value-type="float">
            <text:p>1.780558154659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065872592931" calcext:value-type="float">
            <text:p>1.5106587259293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131737103497" calcext:value-type="float">
            <text:p>2.01317371034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187496988173" calcext:value-type="float">
            <text:p>1.681874969881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017103685666" calcext:value-type="float">
            <text:p>1.62017103685666E-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3:33:05.279880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30T13:33:25.773296054</dc:date>
    <dc:creator>Edwin Saavedra C</dc:creator>
    <meta:editing-duration>PT5H40M50S</meta:editing-duration>
    <meta:editing-cycles>63</meta:editing-cycles>
    <meta:generator>LibreOffice/6.0.7.3$Linux_X86_64 LibreOffice_project/00m0$Build-3</meta:generator>
    <meta:document-statistic meta:table-count="2" meta:cell-count="5640" meta:object-count="0"/>
  </office:meta>
</office:document-meta>
</file>